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mag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mage_id</text:p>
          </table:table-cell>
          <table:table-cell office:value-type="string" calcext:value-type="string">
            <text:p>image_file_nam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lgianchocolate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ocolate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ocolatetruffe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okieandcream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presso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rishaffogato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veletdough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ewantcookie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ssionfruit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tedmaca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awberry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iramisu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eryberychesscake.jp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meta:initial-creator>phpMyAdmin 4.0.10deb1</meta:initial-creator>
    <meta:creation-date>2018-08-28T01:18:43</meta:creation-date>
    <dc:date>2018-08-28T11:23:22.819863417</dc:date>
    <meta:editing-duration>PT3M52S</meta:editing-duration>
    <meta:editing-cycles>1</meta:editing-cycles>
    <meta:document-statistic meta:table-count="1" meta:cell-count="77" meta:object-count="0"/>
  </office:meta>
</office:document-meta>
</file>